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7cm" svg:y="0.25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7cm" svg:y="4.7cm">
          <draw:text-box>
            <text:p><text:span text:style-name="T1">i</text:span></text:p>
          </draw:text-box>
        </draw:frame>
        <draw:frame draw:style-name="gr3" draw:text-style-name="P2" draw:layer="layout" svg:width="13.7cm" svg:height="7.706cm" svg:x="0.7cm" svg:y="1.6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11-07T11:11:20.402294694</dc:date>
    <meta:editing-duration>PT5M25S</meta:editing-duration>
    <meta:editing-cycles>21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701cm" svg:height="7.707cm" xlink:href="." xlink:type="simple" chart:class="chart:scatter" chart:style-name="ch1">
        <chart:plot-area chart:style-name="ch2" chart:data-source-has-labels="both" svg:x="0.274cm" svg:y="0.154cm" svg:width="13.153cm" svg:height="7.399cm">
          <chartooo:coordinate-region svg:x="0.42cm" svg:y="0.353cm" svg:width="12.913cm" svg:height="7.001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